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 table:number-rows-repeated="104817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/00/0000</text:date>, <text:time style:data-style-name="N2" text:time-value="21:04:04.4517151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1-14T21:16:37.843055153</dc:date>
    <dc:creator>Jesus Castagnetto</dc:creator>
    <meta:editing-duration>P3DT1H29M50S</meta:editing-duration>
    <meta:editing-cycles>259</meta:editing-cycles>
    <meta:generator>LibreOffice/6.4.6.2$Linux_X86_64 LibreOffice_project/40$Build-2</meta:generator>
    <meta:document-statistic meta:table-count="1" meta:cell-count="3072" meta:object-count="0"/>
  </office:meta>
</office:document-meta>
</file>